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solid" draw:textarea-horizontal-align="center" draw:textarea-vertical-align="middle"/>
    </style:style>
    <style:style style:name="gr3" style:family="graphic" style:parent-style-name="standard">
      <style:graphic-properties draw:fill-color="#ffcc9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fill-color="#eb613d" draw:textarea-horizontal-align="center" draw:textarea-vertical-align="middle"/>
    </style:style>
    <style:style style:name="gr8" style:family="graphic" style:parent-style-name="standard">
      <style:graphic-properties draw:stroke="none" draw:fill-color="#eb613d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781cm"/>
    </style:style>
    <style:style style:name="gr10" style:family="graphic" style:parent-style-name="standard">
      <style:graphic-properties draw:fill-color="#4c4c4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2.65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7cm" fo:min-width="2.628cm"/>
    </style:style>
    <style:style style:name="gr13" style:family="graphic" style:parent-style-name="standard">
      <style:graphic-properties draw:fill-color="#4c4c4c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4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indent="0cm"/>
      <style:text-properties fo:font-size="14pt"/>
    </style:style>
    <style:style style:name="T1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3.05cm" svg:y1="5.329cm" svg:x2="17.366cm" svg:y2="5.329cm">
            <text:p text:style-name="P5"/>
          </draw:line>
          <draw:rect draw:style-name="gr2" draw:text-style-name="P1" draw:layer="layout" svg:width="12.195cm" svg:height="1.091cm" svg:x="4.11cm" svg:y="16.781cm">
            <text:p text:style-name="P2">Platform Abstraction Layer</text:p>
          </draw:rect>
          <draw:rect draw:style-name="gr3" draw:text-style-name="P3" draw:layer="layout" svg:width="4.772cm" svg:height="2.726cm" svg:x="7.822cm" svg:y="13.595cm">
            <text:p text:style-name="P2"><text:span text:style-name="T1">Block and Record</text:span></text:p>
            <text:p text:style-name="P2"><text:span text:style-name="T1">Cache and</text:span></text:p>
            <text:p text:style-name="P2"><text:span text:style-name="T1">Other In-Memory</text:span></text:p>
            <text:p text:style-name="P2"><text:span text:style-name="T1">Structures</text:span></text:p>
          </draw:rect>
          <draw:rect draw:style-name="gr4" draw:text-style-name="P1" draw:layer="layout" svg:width="9.544cm" svg:height="1.091cm" svg:x="5.171cm" svg:y="11.757cm">
            <text:p text:style-name="P2">Cache Manager</text:p>
          </draw:rect>
          <draw:custom-shape draw:style-name="gr5" draw:text-style-name="P3" draw:layer="layout" svg:width="2.12cm" svg:height="3.272cm" svg:x="5.269cm" svg:y="18.978cm">
            <text:p text:style-name="P2"><text:span text:style-name="T1">Control</text:span></text:p>
            <text:p text:style-name="P2"><text:span text:style-name="T1">File</text:span></text:p>
            <text:p text:style-name="P2"><text:span text:style-name="T1">(xyz.db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8.352cm" svg:y="18.962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8.613cm" svg:y="19.384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671cm" svg:x="9.011cm" svg:y="19.617cm">
            <text:p text:style-name="P2"><text:span text:style-name="T1">Data</text:span></text:p>
            <text:p text:style-name="P2"><text:span text:style-name="T1">Files</text:span></text:p>
            <text:p text:style-name="P2"><text:span text:style-name="T1">(xyz.01</text:span></text:p>
            <text:p text:style-name="P2"><text:span text:style-name="T1">etc.)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12.594cm" svg:y="18.962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6" draw:text-style-name="P1" draw:layer="layout" svg:width="2.121cm" svg:height="3.272cm" svg:x="12.984cm" svg:y="19.334cm">
            <text:p text:style-name="P5"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5" draw:text-style-name="P3" draw:layer="layout" svg:width="2.121cm" svg:height="3.272cm" svg:x="13.549cm" svg:y="19.786cm">
            <text:p text:style-name="P2"><text:span text:style-name="T1">RFL</text:span></text:p>
            <text:p text:style-name="P2"><text:span text:style-name="T1">Files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rect draw:style-name="gr4" draw:text-style-name="P1" draw:layer="layout" svg:width="13.785cm" svg:height="1.091cm" svg:x="3.497cm" svg:y="5.904cm">
            <text:p text:style-name="P2">FLAIM API</text:p>
          </draw:rect>
          <draw:rect draw:style-name="gr7" draw:text-style-name="P1" draw:layer="layout" svg:width="1.06cm" svg:height="13.634cm" svg:x="2.362cm" svg:y="4.238cm">
            <text:p text:style-name="P5"/>
          </draw:rect>
          <draw:rect draw:style-name="gr7" draw:text-style-name="P1" draw:layer="layout" svg:width="1.06cm" svg:height="13.634cm" svg:x="17.366cm" svg:y="4.238cm">
            <text:p text:style-name="P5"/>
          </draw:rect>
          <draw:rect draw:style-name="gr8" draw:text-style-name="P2" draw:layer="layout" svg:width="15.906cm" svg:height="1.091cm" svg:x="2.52cm" svg:y="4.238cm">
            <text:p text:style-name="P2">APPLICATION</text:p>
          </draw:rect>
          <draw:line draw:style-name="gr1" draw:text-style-name="P1" draw:layer="layout" svg:x1="2.52cm" svg:y1="4.238cm" svg:x2="18.426cm" svg:y2="4.238cm">
            <text:p text:style-name="P5"/>
          </draw:line>
          <draw:rect draw:style-name="gr4" draw:text-style-name="P4" draw:layer="layout" svg:width="4.074cm" svg:height="2.181cm" svg:x="5.981cm" svg:y="6.995cm">
            <text:p text:style-name="P2"><text:span text:style-name="T1">Backup/Restore</text:span></text:p>
            <text:p text:style-name="P2"><text:span text:style-name="T1">Check/Repair</text:span></text:p>
          </draw:rect>
          <draw:rect draw:style-name="gr4" draw:text-style-name="P4" draw:layer="layout" svg:width="3.712cm" svg:height="2.181cm" svg:x="10.055cm" svg:y="6.995cm">
            <text:p text:style-name="P2"><text:span text:style-name="T1">System</text:span></text:p>
            <text:p text:style-name="P2"><text:span text:style-name="T1">Administration</text:span></text:p>
            <text:p text:style-name="P2"><text:span text:style-name="T1">&amp; Config.</text:span></text:p>
          </draw:rect>
          <draw:rect draw:style-name="gr4" draw:text-style-name="P4" draw:layer="layout" svg:width="3.181cm" svg:height="2.181cm" svg:x="13.767cm" svg:y="6.995cm">
            <text:p text:style-name="P2"><text:span text:style-name="T1">Update</text:span></text:p>
            <text:p text:style-name="P2"><text:span text:style-name="T1">Transactions</text:span></text:p>
            <text:p text:style-name="P2"><text:span text:style-name="T1">&amp; Operations</text:span></text:p>
          </draw:rect>
          <draw:rect draw:style-name="gr4" draw:text-style-name="P4" draw:layer="layout" svg:width="2.121cm" svg:height="2.181cm" svg:x="3.86cm" svg:y="6.995cm">
            <text:p text:style-name="P2"><text:span text:style-name="T1">Query</text:span></text:p>
          </draw:rect>
          <draw:frame draw:style-name="gr9" draw:text-style-name="P6" draw:layer="layout" svg:width="3.821cm" svg:height="0.806cm" draw:transform="rotate (-1.57079632679579) translate (17.042cm 10.773cm)">
            <draw:text-box>
              <text:p text:style-name="P5"><text:span text:style-name="T1">RFL Updates</text:span></text:p>
            </draw:text-box>
          </draw:frame>
          <draw:custom-shape draw:style-name="gr10" draw:text-style-name="P1" draw:layer="layout" svg:width="0.53cm" svg:height="0.676cm" svg:x="9.776cm" svg:y="12.833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4.002cm" svg:x="6.231cm" svg:y="12.779cm">
            <text:p text:style-name="P5"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53cm" svg:height="3.818cm" svg:x="13.654cm" svg:y="12.963cm">
            <text:p text:style-name="P5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10" draw:text-style-name="P1" draw:layer="layout" svg:width="0.531cm" svg:height="1.09cm" svg:x="9.245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1.09cm" svg:x="13.404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10" draw:text-style-name="P1" draw:layer="layout" svg:width="0.53cm" svg:height="1.09cm" svg:x="6.035cm" svg:y="17.872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11" draw:text-style-name="P6" draw:layer="layout" svg:width="3.673cm" svg:height="0.806cm" draw:transform="rotate (1.5707963267946) translate (5.495cm 16.663cm)">
            <draw:text-box>
              <text:p text:style-name="P5"><text:span text:style-name="T1">Read Blocks</text:span></text:p>
            </draw:text-box>
          </draw:frame>
          <draw:frame draw:style-name="gr12" draw:text-style-name="P6" draw:layer="layout" svg:width="3.643cm" svg:height="0.806cm" draw:transform="rotate (-1.57079632679579) translate (14.921cm 13.107cm)">
            <draw:text-box>
              <text:p text:style-name="P5"><text:span text:style-name="T1">Write Blocks</text:span></text:p>
            </draw:text-box>
          </draw:frame>
          <draw:custom-shape draw:style-name="gr10" draw:text-style-name="P1" draw:layer="layout" svg:width="0.53cm" svg:height="7.635cm" svg:x="15.775cm" svg:y="9.146cm">
            <text:p text:style-name="P5"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rect draw:style-name="gr4" draw:text-style-name="P4" draw:layer="layout" svg:width="7.703cm" svg:height="1.636cm" svg:x="6.231cm" svg:y="9.691cm">
            <text:p text:style-name="P2"><text:span text:style-name="T1">Core Services: Indexing, B-Tree,</text:span></text:p>
            <text:p text:style-name="P2"><text:span text:style-name="T1">Recovery, Dictionary, etc.</text:span></text:p>
          </draw:rect>
          <draw:custom-shape draw:style-name="gr13" draw:text-style-name="P1" draw:layer="layout" svg:width="1.06cm" svg:height="2.727cm" svg:x="13.988cm" svg:y="9.146cm">
            <text:p text:style-name="P5"/>
            <draw:enhanced-geometry draw:mirror-horizontal="true" draw:text-areas="?f2 ?f2 ?f5 ?f4 ?f2 ?f0 ?f4 ?f5" draw:glue-points="?f2 ?f2 ?f5 ?f4 ?f2 ?f0 ?f4 ?f5" draw:glue-point-type="rectangl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13" draw:text-style-name="P1" draw:layer="layout" svg:width="1.059cm" svg:height="2.726cm" svg:x="5.147cm" svg:y="9.113cm">
            <text:p text:style-name="P5"/>
            <draw:enhanced-geometry draw:mirror-horizontal="false" draw:text-areas="?f2 ?f2 ?f5 ?f4 ?f2 ?f0 ?f4 ?f5" draw:glue-points="?f2 ?f2 ?f5 ?f4 ?f2 ?f0 ?f4 ?f5" draw:glue-point-type="rectangle" draw:type="mso-spt100" draw:modifiers="6500 9541.41732283465 5318.3879093199" draw:enhanced-path="M ?f2 ?f0 L ?f1 ?f0 10800 0 ?f3 ?f0 ?f4 ?f0 ?f4 ?f2 ?f5 ?f2 ?f5 ?f1 21600 10800 ?f5 ?f3 ?f5 ?f4 ?f4 ?f4 ?f4 ?f5 ?f3 ?f5 10800 21600 ?f1 ?f5 ?f2 ?f5 Z N">
              <draw:equation draw:name="f0" draw:formula="$2 "/>
              <draw:equation draw:name="f1" draw:formula="$0 "/>
              <draw:equation draw:name="f2" draw:formula="$1 "/>
              <draw:equation draw:name="f3" draw:formula="21600-$0 "/>
              <draw:equation draw:name="f4" draw:formula="21600-$1 "/>
              <draw:equation draw:name="f5" draw:formula="21600-$2 "/>
              <draw:handle draw:handle-position="$1 $2" draw:handle-range-x-minimum="?f1" draw:handle-range-x-maximum="10800" draw:handle-range-y-minimum="0" draw:handle-range-y-maximum="?f1"/>
              <draw:handle draw:handle-position="$0 top" draw:handle-range-x-minimum="?f0" draw:handle-range-x-maximum="?f2"/>
            </draw:enhanced-geometry>
          </draw:custom-shape>
          <draw:custom-shape draw:style-name="gr10" draw:text-style-name="P1" draw:layer="layout" svg:width="0.53cm" svg:height="0.545cm" svg:x="9.943cm" svg:y="5.329cm">
            <text:p text:style-name="P5"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428cm" fo:margin-bottom="0.495cm" fo:margin-left="0.457cm" fo:margin-right="0.466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3-28T08:39:04</meta:creation-date>
    <dc:date>2006-03-28T14:56:59</dc:date>
    <dc:language>en-US</dc:language>
    <meta:editing-cycles>19</meta:editing-cycles>
    <meta:editing-duration>PT5H58M42S</meta:editing-duration>
    <meta:user-defined meta:name="Info 1"/>
    <meta:user-defined meta:name="Info 2"/>
    <meta:user-defined meta:name="Info 3"/>
    <meta:user-defined meta:name="Info 4"/>
    <meta:document-statistic meta:object-count="35"/>
  </office:meta>
</office:document-meta>
</file>